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variant="normal" fo:text-transform="none" fo:color="#e8eaed" loext:opacity="100%" style:font-name="Liberation Serif" fo:font-size="12pt" fo:letter-spacing="normal" fo:language="pt" fo:country="PT" fo:font-style="normal" fo:font-weight="normal" officeooo:paragraph-rsid="0007deba" style:font-size-asian="12pt" style:font-size-complex="12pt"/>
    </style:style>
    <style:style style:name="P2" style:family="paragraph" style:parent-style-name="Standard">
      <style:text-properties fo:font-size="20pt" fo:font-weight="bold" officeooo:rsid="0006f697" officeooo:paragraph-rsid="0006f697" style:font-size-asian="17.5pt" style:font-weight-asian="bold" style:font-size-complex="20pt" style:font-weight-complex="bold"/>
    </style:style>
    <style:style style:name="P3" style:family="paragraph" style:parent-style-name="Standard">
      <style:text-properties fo:font-size="20pt" fo:font-weight="bold" officeooo:rsid="0006f697" officeooo:paragraph-rsid="000949ff" style:font-size-asian="17.5pt" style:font-weight-asian="bold" style:font-size-complex="20pt" style:font-weight-complex="bold"/>
    </style:style>
    <style:style style:name="P4" style:family="paragraph" style:parent-style-name="Standard">
      <style:text-properties fo:font-size="12pt" fo:font-weight="normal" officeooo:rsid="0006f697" officeooo:paragraph-rsid="0006f697" style:font-size-asian="10.5pt" style:font-weight-asian="normal" style:font-size-complex="12pt" style:font-weight-complex="normal"/>
    </style:style>
    <style:style style:name="P5" style:family="paragraph" style:parent-style-name="Standard">
      <style:text-properties fo:font-size="12pt" fo:font-weight="normal" officeooo:rsid="0007deba" officeooo:paragraph-rsid="0007deba" style:font-size-asian="10.5pt" style:font-weight-asian="normal" style:font-size-complex="12pt" style:font-weight-complex="normal"/>
    </style:style>
    <style:style style:name="P6" style:family="paragraph" style:parent-style-name="Standard">
      <style:text-properties style:font-name="Liberation Serif" fo:font-size="12pt" fo:font-weight="normal" officeooo:rsid="0006f697" officeooo:paragraph-rsid="0006f697"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paragraph-rsid="0007deba" style:font-size-asian="12pt" style:font-size-complex="12pt"/>
    </style:style>
    <style:style style:name="P8" style:family="paragraph" style:parent-style-name="Standard">
      <style:text-properties style:font-name="Liberation Serif" fo:font-size="12pt" fo:font-weight="normal" officeooo:paragraph-rsid="0006f697" style:font-size-asian="12pt" style:font-size-complex="12pt"/>
    </style:style>
    <style:style style:name="P9" style:family="paragraph" style:parent-style-name="Standard">
      <style:text-properties fo:color="#000000" loext:opacity="100%" style:font-name="Liberation Serif" fo:font-size="12pt" officeooo:paragraph-rsid="000c6eec" style:font-size-asian="12pt" style:font-size-complex="12pt"/>
    </style:style>
    <style:style style:name="P10" style:family="paragraph" style:parent-style-name="Standard">
      <style:text-properties fo:color="#000000" loext:opacity="100%" style:font-name="Liberation Serif" fo:font-size="20pt" fo:font-weight="bold" officeooo:rsid="0006f697" officeooo:paragraph-rsid="000ee894" style:font-size-asian="17.5pt" style:font-weight-asian="bold" style:font-size-complex="20pt" style:font-weight-complex="bold"/>
    </style:style>
    <style:style style:name="P11" style:family="paragraph" style:parent-style-name="Standard">
      <style:text-properties fo:color="#000000" loext:opacity="100%" style:font-name="Liberation Serif" fo:font-size="20pt" fo:font-weight="bold" officeooo:rsid="0006f697" officeooo:paragraph-rsid="000ee894" style:font-size-asian="20pt" style:font-weight-asian="bold" style:font-size-complex="20pt" style:font-weight-complex="bold"/>
    </style:style>
    <style:style style:name="P12" style:family="paragraph" style:parent-style-name="Standard">
      <style:text-properties fo:font-variant="normal" fo:text-transform="none" fo:color="#000000" loext:opacity="100%" style:font-name="Liberation Serif" fo:font-size="12pt" fo:letter-spacing="normal" fo:language="pt" fo:country="PT" fo:font-style="normal" fo:font-weight="normal" officeooo:rsid="000cf500" officeooo:paragraph-rsid="000e5a78" style:font-name-asian="NSimSun1" style:font-size-asian="12pt" style:font-weight-asian="normal" style:font-name-complex="Liberation Mono" style:font-size-complex="12pt" style:font-weight-complex="normal"/>
    </style:style>
    <style:style style:name="P13" style:family="paragraph" style:parent-style-name="Standard">
      <style:text-properties officeooo:paragraph-rsid="000c6eec"/>
    </style:style>
    <style:style style:name="P14" style:family="paragraph" style:parent-style-name="Standard">
      <style:text-properties officeooo:rsid="000da68a" officeooo:paragraph-rsid="000ee894"/>
    </style:style>
    <style:style style:name="P15" style:family="paragraph" style:parent-style-name="Standard">
      <style:text-properties officeooo:paragraph-rsid="000e9b96"/>
    </style:style>
    <style:style style:name="P16" style:family="paragraph" style:parent-style-name="Standard">
      <style:text-properties officeooo:rsid="000ec629" officeooo:paragraph-rsid="000ec629"/>
    </style:style>
    <style:style style:name="P17" style:family="paragraph" style:parent-style-name="Standard">
      <style:text-properties officeooo:paragraph-rsid="000fd3ce"/>
    </style:style>
    <style:style style:name="P18" style:family="paragraph" style:parent-style-name="Text_20_body">
      <style:text-properties officeooo:paragraph-rsid="000ee894"/>
    </style:style>
    <style:style style:name="P19" style:family="paragraph" style:parent-style-name="Text_20_body">
      <style:text-properties fo:font-weight="normal" officeooo:rsid="00137d0f" officeooo:paragraph-rsid="00137d0f" style:font-weight-asian="normal" style:font-weight-complex="normal"/>
    </style:style>
    <style:style style:name="P20" style:family="paragraph" style:parent-style-name="Text_20_body">
      <style:text-properties officeooo:paragraph-rsid="00137d0f"/>
    </style:style>
    <style:style style:name="P21" style:family="paragraph" style:parent-style-name="Text_20_body">
      <style:text-properties style:font-name="Liberation Serif" fo:font-size="12pt" fo:language="pt" fo:country="PT" officeooo:paragraph-rsid="000ee894" style:font-size-asian="12pt" style:font-size-complex="12pt"/>
    </style:style>
    <style:style style:name="P22" style:family="paragraph" style:parent-style-name="Preformatted_20_Text">
      <style:text-properties fo:font-variant="normal" fo:text-transform="none" fo:color="#000000" loext:opacity="100%" style:font-name="Liberation Serif" fo:font-size="12pt" fo:letter-spacing="normal" fo:language="pt" fo:country="PT" fo:font-style="normal" fo:font-weight="normal" officeooo:rsid="000adc65" officeooo:paragraph-rsid="000c6eec" style:font-size-asian="12pt" style:font-weight-asian="normal" style:font-size-complex="12pt" style:font-weight-complex="normal"/>
    </style:style>
    <style:style style:name="P23" style:family="paragraph" style:parent-style-name="Preformatted_20_Text">
      <style:text-properties fo:font-variant="normal" fo:text-transform="none" fo:color="#000000" loext:opacity="100%" style:font-name="Liberation Serif" fo:font-size="12pt" fo:letter-spacing="normal" fo:language="pt" fo:country="PT" fo:font-style="normal" fo:font-weight="normal" officeooo:paragraph-rsid="0006f697" style:font-size-asian="12pt" style:font-size-complex="12pt"/>
    </style:style>
    <style:style style:name="P24" style:family="paragraph" style:parent-style-name="Preformatted_20_Text">
      <style:text-properties fo:font-variant="normal" fo:text-transform="none" fo:color="#000000" loext:opacity="100%" style:font-name="Liberation Serif" fo:font-size="12pt" fo:letter-spacing="normal" fo:language="pt" fo:country="PT" fo:font-style="normal" fo:font-weight="normal" officeooo:paragraph-rsid="00165c29" style:font-size-asian="12pt" style:font-size-complex="12pt"/>
    </style:style>
    <style:style style:name="P25" style:family="paragraph" style:parent-style-name="Preformatted_20_Text">
      <style:text-properties officeooo:paragraph-rsid="000e5a78"/>
    </style:style>
    <style:style style:name="P26" style:family="paragraph" style:parent-style-name="Preformatted_20_Text">
      <style:text-properties style:font-name="Liberation Serif" fo:font-size="12pt" fo:language="pt" fo:country="PT" officeooo:paragraph-rsid="00165c29" style:font-size-asian="12pt" style:font-size-complex="12pt"/>
    </style:style>
    <style:style style:name="P27" style:family="paragraph" style:parent-style-name="Standard">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rsid="000e5a78" officeooo:paragraph-rsid="000e5a78" style:text-blinking="false" fo:background-color="#ffffff" style:font-size-asian="12pt" style:font-weight-asian="normal" style:font-size-complex="12pt" style:font-weight-complex="normal"/>
    </style:style>
    <style:style style:name="P28" style:family="paragraph" style:parent-style-name="Standard">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paragraph-rsid="000e5a78" style:text-blinking="false" fo:background-color="#ffffff" style:font-size-asian="12pt" style:font-weight-asian="normal" style:font-size-complex="12pt" style:font-weight-complex="normal"/>
    </style:style>
    <style:style style:name="P29" style:family="paragraph" style:parent-style-name="Standard">
      <style:text-properties fo:font-variant="normal" fo:text-transform="none" fo:color="#000000" loext:opacity="100%" style:font-name="Liberation Serif" fo:font-size="12pt" fo:letter-spacing="normal" fo:font-style="normal" fo:font-weight="normal" officeooo:rsid="0006f697" officeooo:paragraph-rsid="000e9b96" style:font-size-asian="12pt" style:font-weight-asian="bold" style:font-size-complex="12pt" style:font-weight-complex="bold"/>
    </style:style>
    <style:style style:name="P30" style:family="paragraph" style:parent-style-name="Standard">
      <style:text-properties fo:font-variant="normal" fo:text-transform="none" fo:color="#202122" loext:opacity="100%" style:font-name="sans-serif" fo:font-size="10.5pt" fo:letter-spacing="normal" fo:font-style="normal" fo:font-weight="normal" officeooo:rsid="000ee894" officeooo:paragraph-rsid="000ee894" style:font-size-asian="20pt" style:font-weight-asian="bold" style:font-size-complex="20pt" style:font-weight-complex="bold"/>
    </style:style>
    <style:style style:name="P31" style:family="paragraph" style:parent-style-name="Standard">
      <style:text-properties fo:color="#000000" loext:opacity="100%"/>
    </style:style>
    <style:style style:name="P32" style:family="paragraph" style:parent-style-name="Standard">
      <style:text-properties fo:color="#000000" loext:opacity="100%" officeooo:rsid="000ec629" officeooo:paragraph-rsid="000ec629"/>
    </style:style>
    <style:style style:name="P33" style:family="paragraph" style:parent-style-name="Standard">
      <style:text-properties officeooo:paragraph-rsid="000e5a78"/>
    </style:style>
    <style:style style:name="P34" style:family="paragraph" style:parent-style-name="Standard">
      <style:text-properties style:font-name="Liberation Serif" fo:font-size="12pt" officeooo:paragraph-rsid="000949ff" style:font-size-asian="12pt" style:font-size-complex="12pt"/>
    </style:style>
    <style:style style:name="P35" style:family="paragraph" style:parent-style-name="Standard">
      <style:text-properties style:font-name="Liberation Serif" fo:font-size="12pt" fo:font-weight="normal" officeooo:paragraph-rsid="0007deba" style:font-size-asian="12pt" style:font-size-complex="12pt"/>
    </style:style>
    <style:style style:name="T1" style:family="text">
      <style:text-properties fo:font-variant="normal" fo:text-transform="none" style:text-line-through-style="none" style:text-line-through-type="none" fo:letter-spacing="normal" fo:language="pt" fo:country="PT" fo:font-style="normal" style:text-underline-style="none" fo:font-weight="normal" officeooo:rsid="000adc65" style:text-blinking="false" fo:background-color="#ffffff" loext:char-shading-value="0" style:font-weight-asian="normal" style:font-weight-complex="normal"/>
    </style:style>
    <style:style style:name="T2" style:family="text">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style:text-blinking="false" fo:background-color="#ffffff" loext:char-shading-value="0" style:font-size-asian="12pt" style:font-weight-asian="normal" style:font-size-complex="12pt" style:font-weight-complex="normal"/>
    </style:style>
    <style:style style:name="T3" style:family="text">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rsid="000adc65" style:text-blinking="false" fo:background-color="#ffffff" loext:char-shading-value="0" style:font-size-asian="12pt" style:font-weight-asian="normal" style:font-size-complex="12pt" style:font-weight-complex="normal"/>
    </style:style>
    <style:style style:name="T4" style:family="text">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rsid="000e5a78" style:text-blinking="false" fo:background-color="#ffffff" loext:char-shading-value="0" style:font-size-asian="12pt"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rsid="00158ac7" style:text-blinking="false" fo:background-color="#ffffff" loext:char-shading-value="0" style:font-size-asian="12pt" style:font-weight-asian="normal" style:font-size-complex="12pt" style:font-weight-complex="normal"/>
    </style:style>
    <style:style style:name="T6" style:family="text">
      <style:text-properties fo:font-variant="normal" fo:text-transform="none" fo:color="#000000" loext:opacity="100%" style:text-line-through-style="none" style:text-line-through-type="none" style:font-name="Liberation Serif" fo:font-size="12pt" fo:letter-spacing="normal" fo:language="pt" fo:country="PT" fo:font-style="normal" style:text-underline-style="none" fo:font-weight="normal" officeooo:rsid="000adc65" style:text-blinking="false" style:font-size-asian="12pt" style:font-weight-asian="normal" style:font-size-complex="12pt" style:font-weight-complex="normal"/>
    </style:style>
    <style:style style:name="T7" style:family="text">
      <style:text-properties fo:font-variant="normal" fo:text-transform="none" fo:color="#000000" loext:opacity="100%" style:text-line-through-style="none" style:text-line-through-type="none" style:font-name="Liberation Serif" fo:font-size="12pt" fo:letter-spacing="normal" fo:language="pt" fo:country="PT" fo:font-style="italic" style:text-underline-style="none" fo:font-weight="normal" officeooo:rsid="000adc65" style:text-blinking="false" style:font-size-asian="12pt" style:font-weight-asian="normal" style:font-size-complex="12pt" style:font-weight-complex="normal"/>
    </style:style>
    <style:style style:name="T8"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9" style:family="text">
      <style:text-properties fo:font-variant="normal" fo:text-transform="none" fo:color="#000000" loext:opacity="100%" style:text-line-through-style="none" style:text-line-through-type="none" fo:letter-spacing="normal" fo:font-style="normal" style:text-underline-style="none" officeooo:rsid="0006f697" style:text-blinking="false" fo:background-color="#ffffff"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letter-spacing="normal" fo:font-style="normal" style:text-underline-style="none" fo:font-weight="normal" officeooo:rsid="000949ff" style:text-blinking="false" fo:background-color="#ffffff"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fo:letter-spacing="normal" fo:font-style="italic" style:text-underline-style="none" style:text-blinking="false" fo:background-color="#ffffff" loext:char-shading-value="0"/>
    </style:style>
    <style:style style:name="T12" style:family="text">
      <style:text-properties fo:font-variant="normal" fo:text-transform="none" fo:color="#000000" loext:opacity="100%" style:text-line-through-style="none" style:text-line-through-type="none" fo:letter-spacing="normal" fo:font-style="italic" style:text-underline-style="none" officeooo:rsid="0006f697" style:text-blinking="false" fo:background-color="#ffffff"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letter-spacing="normal" fo:language="pt" fo:country="PT" fo:font-style="normal" style:text-underline-style="none" style:text-blinking="false" fo:background-color="#ffffff" loext:char-shading-value="0"/>
    </style:style>
    <style:style style:name="T14" style:family="text">
      <style:text-properties fo:font-variant="normal" fo:text-transform="none" fo:color="#000000" loext:opacity="100%" style:text-line-through-style="none" style:text-line-through-type="none" fo:letter-spacing="normal" fo:language="pt" fo:country="PT" fo:font-style="normal" style:text-underline-style="none" style:text-blinking="false" fo:background-color="#ffffff"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fo:letter-spacing="normal" fo:language="pt" fo:country="PT" fo:font-style="normal" style:text-underline-style="none" officeooo:rsid="0007deba" style:text-blinking="false" fo:background-color="#ffffff"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fo:letter-spacing="normal" fo:language="pt" fo:country="PT" fo:font-style="normal" style:text-underline-style="none" officeooo:rsid="000949ff" style:text-blinking="false" fo:background-color="#ffffff" loext:char-shading-value="0" style:font-weight-asian="normal" style:font-weight-complex="normal"/>
    </style:style>
    <style:style style:name="T17" style:family="text">
      <style:text-properties fo:font-variant="normal" fo:text-transform="none" fo:color="#000000" loext:opacity="100%" style:font-name="Liberation Serif" fo:font-size="12pt" fo:letter-spacing="normal" fo:font-style="normal" fo:font-weight="normal" officeooo:rsid="0006f697" style:font-size-asian="12pt" style:font-weight-asian="bold" style:font-size-complex="12pt" style:font-weight-complex="bold"/>
    </style:style>
    <style:style style:name="T18" style:family="text">
      <style:text-properties fo:font-variant="normal" fo:text-transform="none" fo:color="#000000" loext:opacity="100%" style:font-name="Liberation Serif" fo:font-size="12pt" fo:letter-spacing="normal" fo:language="pt" fo:country="PT" fo:font-style="normal" fo:font-weight="normal" officeooo:rsid="000adc65" style:font-size-asian="12pt" style:font-weight-asian="normal" style:font-size-complex="12pt" style:font-weight-complex="normal"/>
    </style:style>
    <style:style style:name="T19" style:family="text">
      <style:text-properties fo:font-variant="normal" fo:text-transform="none" fo:color="#000000" loext:opacity="100%" style:font-name="Liberation Serif" fo:font-size="12pt" fo:letter-spacing="normal" fo:language="pt" fo:country="PT" fo:font-style="normal" fo:font-weight="normal" officeooo:rsid="000cf500" style:font-size-asian="12pt" style:font-weight-asian="normal" style:font-size-complex="12pt" style:font-weight-complex="normal"/>
    </style:style>
    <style:style style:name="T20" style:family="text">
      <style:text-properties fo:font-variant="normal" fo:text-transform="none" fo:color="#000000" loext:opacity="100%" style:font-name="Liberation Serif" fo:font-size="12pt" fo:letter-spacing="normal" fo:language="pt" fo:country="PT" fo:font-style="normal" fo:font-weight="normal" style:font-size-asian="12pt" style:font-size-complex="12pt"/>
    </style:style>
    <style:style style:name="T21" style:family="text">
      <style:text-properties fo:font-variant="normal" fo:text-transform="none" fo:color="#000000" loext:opacity="100%" style:font-name="Liberation Serif" fo:font-size="12pt" fo:letter-spacing="normal" fo:language="pt" fo:country="PT" fo:font-style="normal" fo:font-weight="normal" officeooo:rsid="000ee894" style:font-size-asian="12pt" style:font-size-complex="12pt"/>
    </style:style>
    <style:style style:name="T22" style:family="text">
      <style:text-properties fo:font-variant="normal" fo:text-transform="none" fo:color="#000000" loext:opacity="100%" style:font-name="Liberation Serif" fo:font-size="12pt" fo:letter-spacing="normal" fo:language="pt" fo:country="PT" fo:font-style="italic" fo:font-weight="normal" officeooo:rsid="000adc65" style:font-size-asian="12pt" style:font-weight-asian="normal" style:font-size-complex="12pt" style:font-weight-complex="normal"/>
    </style:style>
    <style:style style:name="T23" style:family="text">
      <style:text-properties fo:font-variant="normal" fo:text-transform="none" fo:letter-spacing="normal" fo:language="pt" fo:country="PT" fo:font-style="normal" fo:font-weight="normal" officeooo:rsid="000adc65" style:font-weight-asian="normal" style:font-weight-complex="normal"/>
    </style:style>
    <style:style style:name="T24" style:family="text">
      <style:text-properties fo:font-variant="normal" fo:text-transform="none" fo:letter-spacing="normal" fo:language="pt" fo:country="PT" fo:font-style="normal" fo:font-weight="normal" officeooo:rsid="000c6eec" style:font-weight-asian="normal" style:font-weight-complex="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officeooo:rsid="000e5a78"/>
    </style:style>
    <style:style style:name="T27" style:family="text">
      <style:text-properties fo:font-variant="normal" fo:text-transform="none" fo:letter-spacing="normal" fo:font-style="normal" officeooo:rsid="000ee894"/>
    </style:style>
    <style:style style:name="T28" style:family="text">
      <style:text-properties fo:color="#000000" loext:opacity="100%"/>
    </style:style>
    <style:style style:name="T29" style:family="text">
      <style:text-properties fo:color="#000000" loext:opacity="100%" style:text-line-through-style="none" style:text-line-through-type="none" style:text-underline-style="none" style:text-blinking="false" fo:background-color="#ffffff" loext:char-shading-value="0" style:font-weight-asian="normal" style:font-weight-complex="normal"/>
    </style:style>
    <style:style style:name="T30" style:family="text">
      <style:text-properties fo:color="#000000" loext:opacity="100%" style:text-line-through-style="none" style:text-line-through-type="none" style:text-underline-style="none" officeooo:rsid="000949ff" style:text-blinking="false" fo:background-color="#ffffff" loext:char-shading-value="0" style:font-weight-asian="normal" style:font-weight-complex="normal"/>
    </style:style>
    <style:style style:name="T31" style:family="text">
      <style:text-properties fo:color="#000000" loext:opacity="100%"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style:style>
    <style:style style:name="T32" style:family="text">
      <style:text-properties officeooo:rsid="000adc65"/>
    </style:style>
    <style:style style:name="T33" style:family="text">
      <style:text-properties officeooo:rsid="000e5a78"/>
    </style:style>
    <style:style style:name="T34" style:family="text">
      <style:text-properties officeooo:rsid="000e9b96"/>
    </style:style>
    <style:style style:name="T35" style:family="text">
      <style:text-properties officeooo:rsid="000ec629"/>
    </style:style>
    <style:style style:name="T36" style:family="text">
      <style:text-properties officeooo:rsid="000ee894"/>
    </style:style>
    <style:style style:name="T37" style:family="text">
      <style:text-properties officeooo:rsid="000fd3ce"/>
    </style:style>
    <style:style style:name="T38" style:family="text">
      <style:text-properties officeooo:rsid="00158ac7"/>
    </style:style>
    <style:style style:name="T39" style:family="text">
      <style:text-properties officeooo:rsid="00158ac7" style:font-name-asian="NSimSun1" style:font-name-complex="Liberation Mono"/>
    </style:style>
    <style:style style:name="T40" style:family="text">
      <style:text-properties style:text-line-through-style="none" style:text-line-through-type="none" style:text-underline-style="none" officeooo:rsid="0006f697" style:text-blinking="false" fo:background-color="#ffffff"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sórcios</text:p>
      <text:p text:style-name="P2"/>
      <text:p text:style-name="P2"/>
      <text:p text:style-name="P2">*OMG (Object Management Group)</text:p>
      <text:p text:style-name="P7"><text:span text:style-name="T9">O OMG</text:span><text:bookmark text:name="tw-target-text1"/><text:span text:style-name="T9"> </text:span><text:span text:style-name="T13">é um consórcio internacional de padrões de tecnologia sem fins lucrativos </text:span><text:span text:style-name="T9">que promove a teoria e prática de desenvolvimento de </text:span><text:span text:style-name="T12">software</text:span><text:span text:style-name="T9"> orientado a objetos. </text:span></text:p>
      <text:p text:style-name="P7"><text:bookmark text:name="tw-target-text2"/><text:span text:style-name="T15">O OMG está </text:span><text:span text:style-name="T14">aberto a todas as pessoas capazes de usar seus serviços e dispostas a aceitar as responsabilidades de </text:span><text:span text:style-name="T16">ser</text:span><text:span text:style-name="T14"> membro, sem discriminação de gênero, social, racial, política ou religiosa.</text:span></text:p>
      <text:p text:style-name="P26">O Formulário de inscrição <text:span text:style-name="T38">para se tornar um membro da OMG </text:span>está disponível online – <text:span text:style-name="T39">devendo apenas preenchê-lo</text:span> para ativar <text:span text:style-name="T38">a</text:span> associação imediatamente.</text:p>
      <text:p text:style-name="P24"><text:bookmark text:name="tw-target-text6"/><text:span text:style-name="T14">O custo da associação depende de quão envolvida sua organização deseja estar.</text:span></text:p>
      <text:p text:style-name="P1"><text:bookmark text:name="tw-target-text3"/><text:span text:style-name="T30">Os </text:span><text:span text:style-name="T29">membros incluem centenas de organizações, incluindo usuários finais de software em mais de duas dúzias de mercados verticais (de saúde a automotivo e de seguros) e virtualmente todas as grandes organizações no setor de tecnologia.</text:span></text:p>
      <text:p text:style-name="P8"><text:span text:style-name="T9">Seu objetivo é fornecer um ambiente com arquitetura comum, através de plataformas de </text:span><text:span text:style-name="T12">hardware</text:span><text:span text:style-name="T9"> e sistemas operacionas heterogêneos, para inter-comunicação de objetos de aplicação.</text:span></text:p>
      <text:p text:style-name="P6"><text:span text:style-name="T8">Desde o início, o OMG percebeu que um dos maiores problemas da computação distribuída é a integração de componentes de </text:span><text:span text:style-name="T11">software</text:span><text:span text:style-name="T8">. O OMG desenvolveu um modelo conceitual e uma arquitetura de referência, chamada Arquitetura de Gerenciamento de Objetos (</text:span><text:span text:style-name="T11">Object Management Architecture</text:span><text:span text:style-name="T8"> - OMA) sobre a qual aplicações podem ser construídas. A OMA define, em um alto nível de abstração, as várias facilidades necessárias para computação distribuída orientada a objeto. </text:span></text:p>
      <text:p text:style-name="P23"><text:bookmark text:name="tw-target-text"/><text:span text:style-name="T40">Fundada em 1989 por onze empresas (incluindo Hewlett-Packard, IBM, Sun Microsystems, Apple Computer, American Airlines, iGrafx e Data General), o foco inicial da OMG era criar um padrão heterogêneo de objetos distribuídos. A equipe executiva fundadora incluiu Christopher Stone e John Slitz. A liderança atual inclui o presidente e CEO Richard Soley, o presidente e COO Bill Hoffman e o vice-presidente e diretor técnico Jason McC. Smith.</text:span></text:p>
      <text:p text:style-name="P34"><text:span text:style-name="T10">Apesar da sede ser nos EUA, existem cursos de treinamento OMG no Brasil que podem ser feitos de forma remota ou em um dos locais da empresa NobleProg no Brasil.</text:span></text:p>
      <text:p text:style-name="P4"/>
      <text:p text:style-name="P5">Site: <text:a xlink:type="simple" xlink:href="https://www.omg.org/" text:style-name="Internet_20_link" text:visited-style-name="Visited_20_Internet_20_Link">https://www.omg.org/</text:a></text:p>
      <text:p text:style-name="P5"/>
      <text:p text:style-name="P3">*<text:span text:style-name="T32">OSF</text:span> (<text:span text:style-name="T32">Open Software Foundation</text:span>)</text:p>
      <text:p text:style-name="P5"/>
      <text:p text:style-name="P9"><text:span text:style-name="T23">A Open Software Foundation (OSF) foi fundada em </text:span><text:span text:style-name="T1">1988 </text:span><text:span text:style-name="T23">para criar um </text:span><text:span text:style-name="T1">padrão aberto </text:span><text:span text:style-name="T23">para a implementação de u</text:span><text:span text:style-name="T24">m</text:span><text:span text:style-name="T23"> </text:span><text:span text:style-name="T1">sistema operacional Unix</text:span><text:span text:style-name="T23">.</text:span></text:p>
      <text:p text:style-name="P13"><text:span text:style-name="T18">A organização seria responsável pelo desenvolvimento conjunto do Unix e também, em grande parte, daria uma resposta à ameaça da iniciativa </text:span><text:span text:style-name="T22">merged Unix </text:span><text:span text:style-name="T18">da </text:span><text:span text:style-name="T3">AT&amp;T </text:span><text:span text:style-name="T18">e </text:span><text:a xlink:type="simple" xlink:href="https://pt.wikipedia.org/wiki/Sun_Microsystems" text:style-name="Internet_20_link" text:visited-style-name="Visited_20_Internet_20_Link"><text:span text:style-name="T3">Sun Microsystems</text:span></text:a><text:span text:style-name="T18">. </text:span></text:p>
      <text:p text:style-name="P13"><text:span text:style-name="T18">Os membros originais da fundação eram a </text:span><text:a xlink:type="simple" xlink:href="https://pt.wikipedia.org/w/index.php?title=Apollo_Computers&amp;action=edit&amp;redlink=1" text:style-name="Internet_20_link" text:visited-style-name="Visited_20_Internet_20_Link"><text:span text:style-name="T3">Apollo Computers</text:span></text:a><text:span text:style-name="T18">, </text:span><text:a xlink:type="simple" xlink:href="https://pt.wikipedia.org/wiki/Groupe_Bull" text:style-name="Internet_20_link" text:visited-style-name="Visited_20_Internet_20_Link"><text:span text:style-name="T3">Groupe Bull</text:span></text:a><text:span text:style-name="T18">,</text:span><text:span text:style-name="T3">Digital Equipment Corporation</text:span><text:span text:style-name="T18">, </text:span><text:a xlink:type="simple" xlink:href="https://pt.wikipedia.org/wiki/Hewlett-Packard" text:style-name="Internet_20_link" text:visited-style-name="Visited_20_Internet_20_Link"><text:span text:style-name="T3">Hewlett-Packard</text:span></text:a><text:span text:style-name="T18">, </text:span><text:a xlink:type="simple" xlink:href="https://pt.wikipedia.org/wiki/IBM" text:style-name="Internet_20_link" text:visited-style-name="Visited_20_Internet_20_Link"><text:span text:style-name="T3">IBM</text:span></text:a><text:span text:style-name="T18">, </text:span><text:span text:style-name="T3">Nixdorf Computer </text:span><text:span text:style-name="T18">e </text:span><text:a xlink:type="simple" xlink:href="https://pt.wikipedia.org/wiki/Siemens_AG" text:style-name="Internet_20_link" text:visited-style-name="Visited_20_Internet_20_Link"><text:span text:style-name="T3">Siemens AG</text:span></text:a><text:span text:style-name="T18">. Estas empresas eram chamadas por vezes de "</text:span><text:span text:style-name="T22">Gang of Seven</text:span><text:span text:style-name="T18">". Posteriormente as empresas </text:span><text:span text:style-name="T3">Philips </text:span><text:span text:style-name="T18">e </text:span><text:span text:style-name="T3">Hitachi </text:span><text:span text:style-name="T18">se juntaram ao grupo. </text:span></text:p>
      <text:p text:style-name="P22"><text:bookmark text:name="tw-target-text9"/>A sede da organização ficava <text:s/>em Cambridge, Massachusetts, juntamente com escritórios de desenvolvimento remotos em Munique, Alemanha e Grenoble, França e escritórios de campo em Bruxelas e Tóquio. Para o público, a organização parecia nada mais que um grupo de defesa; na realidade, incluía uma organização de desenvolvimento de software distribuído.</text:p>
      <text:p text:style-name="P13"><text:span text:style-name="T18">A implementação do padrão Unix da OSF ficou conhecida como </text:span><text:span text:style-name="T6">OSF/1 </text:span><text:span text:style-name="T18">e foi liberada pela primeira vez e</text:span><text:span text:style-name="T19">m </text:span><text:a xlink:type="simple" xlink:href="https://pt.wikipedia.org/wiki/1992" text:style-name="Internet_20_link" text:visited-style-name="Visited_20_Internet_20_Link"><text:span text:style-name="T3">1992</text:span></text:a><text:span text:style-name="T18"> .</text:span></text:p>
      <text:p text:style-name="P13"><text:span text:style-name="T18">Outras tecnologias bastante conhecidas da OSF incluem o </text:span><text:span text:style-name="T7">toolkit </text:span><text:span text:style-name="T18">de </text:span><text:span text:style-name="T7">widgets </text:span><text:span text:style-name="T18">chamado </text:span><text:span text:style-name="T3">Motif </text:span><text:span text:style-name="T18">e um pacote de tecnologias para computação distribuída em rede conhecido como </text:span><text:a xlink:type="simple" xlink:href="https://pt.wikipedia.org/w/index.php?title=Distributed_Computing_Environment&amp;action=edit&amp;redlink=1" text:style-name="Internet_20_link" text:visited-style-name="Visited_20_Internet_20_Link"><text:span text:style-name="T3">DCE</text:span></text:a><text:span text:style-name="T18">. </text:span></text:p>
      <text:p text:style-name="P13"><text:soft-page-break/><text:span text:style-name="T18">Em fevereiro de </text:span><text:span text:style-name="T3">1996 </text:span><text:span text:style-name="T18">a OSF se fundiu com o X/Open para criar a organização </text:span><text:span text:style-name="T3">The Open Group.</text:span></text:p>
      <text:p text:style-name="P33"><text:span text:style-name="T4">Atualmente,o</text:span><text:span text:style-name="T2"> Open Group é um consórcio global que possibilita o cumprimento dos objetivos de negócios por meio de padrões de tecnologia. </text:span><text:span text:style-name="T4">A </text:span><text:span text:style-name="T2">associação </text:span><text:span text:style-name="T4">é</text:span><text:span text:style-name="T2"> diversificada </text:span><text:span text:style-name="T4">e possui </text:span><text:span text:style-name="T2">mais de 800 organizações inclui</text:span><text:span text:style-name="T4">ndo</text:span><text:span text:style-name="T2"> clientes, fornecedores de sistemas e soluções, fornecedores de ferramentas, integradores, acadêmicos e consultores em vários setores.</text:span></text:p>
      <text:p text:style-name="P25"><text:bookmark text:name="tw-target-text4"/><text:span text:style-name="T2">Apenas organizações podem se tornar membros do The Open Group. A associação está disponível para empresas fornecedoras, empresas </text:span><text:span text:style-name="T5">de </text:span><text:span text:style-name="T2">clientes usuários finais, instituições acadêmicas e de pesquisa e agências governamentais. Indivíduos podem participar como membros de sua organização.</text:span></text:p>
      <text:p text:style-name="P27">Possui escritórios nos EUA, Brasil, China, Índia e Inglaterra e sua abrangência é internacional.</text:p>
      <text:p text:style-name="P14"><text:span text:style-name="T3">S</text:span><text:span text:style-name="T2">ite: </text:span><text:a xlink:type="simple" xlink:href="http://www.opengroup.org/" text:style-name="Internet_20_link" text:visited-style-name="Visited_20_Internet_20_Link">www.opengroup.org</text:a></text:p>
      <text:p text:style-name="P28"/>
      <text:p text:style-name="P12"/>
      <text:p text:style-name="P10">*<text:span text:style-name="T33">W3C</text:span> <text:span text:style-name="T36">(World Wide Web Consortium)</text:span></text:p>
      <text:p text:style-name="P15"><text:span text:style-name="T17">Em outubro de 1994, Tim Berners-Lee fundou o World Wide Web Consortium (W3C) no Laboratório de Ciência da Computação do Massachusetts Institute of Technology [MIT/LCS] em colaboração com o </text:span>CERN<text:span text:style-name="T17">, onde a Web surgiu, com apoio da DARPA e da </text:span>Comissão Europeia.</text:p>
      <text:p text:style-name="P15">Foi fundada com o objetivo de levar a Web ao seu potencial máximo, por meio do desenvolvimento de protocolos comuns e fóruns abertos que promovam a sua evolução e assegurem a sua interoperabilidade. </text:p>
      <text:p text:style-name="Standard">Atualmente, <text:span text:style-name="T34">o </text:span>World Wide Web Consortium (W3C) é a principal organização de padronização da World Wide Web. Consiste em um consórcio internacional com 450 membros, agrega empresas, órgãos governamentais e organizações independentes com a finalidade de estabelecer padrões para a criação e a interpretação de conteúdos para a Web. </text:p>
      <text:p text:style-name="P31">Para alcançar seus objetivos, o W3C possui diversos comitês que estudam as tecnologias existentes para a apresentação de conteúdo na Internet e criam padrões de recomendação para utilizar essas tecnologias.</text:p>
      <text:p text:style-name="P18"><text:span text:style-name="T21">A</text:span><text:span text:style-name="T20">s atividades do W3C se estendem por todo o mundo, em vários idiomas.</text:span></text:p>
      <text:p text:style-name="P18"><text:span text:style-name="T35">Tem sede nos EUA, mas no Brasil o </text:span>W3C Escritório Brasil <text:span text:style-name="T35">opera</text:span> d<text:span text:style-name="T35">esde</text:span> 2007. </text:p>
      <text:p text:style-name="P21"><text:bookmark text:name="tw-target-text11"/>A associação ao W3C está aberta a todos os tipos de organizações (incluindo entidades comerciais, educacionais e governamentais) e indivíduos. Qualquer entidade que pode assinar o Acordo de Associação pode se tornar um Membro. Os membros podem ser organizações com ou sem fins lucrativos. A maioria dos membros investe recursos significativos em tecnologias da web. Eles podem estar desenvolvendo produtos baseados na Web, usando tecnologias da Web como um meio de habilitação, conduzindo pesquisas na Web ou desenvolvendo especificações baseadas no trabalho do W3C.</text:p>
      <text:p text:style-name="P31"/>
      <text:p text:style-name="P32">Sites: </text:p>
      <text:p text:style-name="P16"><text:a xlink:type="simple" xlink:href="https://www.w3c.br/" text:style-name="Internet_20_link" text:visited-style-name="Visited_20_Internet_20_Link"><text:span text:style-name="T28">https://www.w3c.br/</text:span></text:a></text:p>
      <text:p text:style-name="P32">https://www.w3.org/</text:p>
      <text:p text:style-name="P29"/>
      <text:p text:style-name="P29"/>
      <text:p text:style-name="P29"/>
      <text:p text:style-name="P11"><text:span text:style-name="T25">*</text:span><text:span text:style-name="T26">W</text:span><text:span text:style-name="T27">fM</text:span><text:span text:style-name="T26">C</text:span><text:span text:style-name="T25"> </text:span><text:span text:style-name="T27">(Workflow Management Coalition)</text:span></text:p>
      <text:p text:style-name="P30"/>
      <text:p text:style-name="P30"/>
      <text:p text:style-name="P17">O Workflow Management Coalition (WfMC) foi um consórcio formado para definir padrões para a interoperabilidade de sistemas de gerenciament<text:span text:style-name="T36">o </text:span>de fluxo de trabalho. </text:p>
      <text:p text:style-name="P17"><text:soft-page-break/>A coalizão foi dissolvida em 2019 e não existe mais.</text:p>
      <text:p text:style-name="Standard">O Projeto de Workf<text:span text:style-name="T37">l</text:span>ow base<text:span text:style-name="T37">ava</text:span>-se em três conceitos de complexidades crescente: primeiramente o conceito do Sistema 3R´s, em um estagio intermediário o Modelo de Refer<text:span text:style-name="T36">ê</text:span>ncia da WfMC e finalizando o esquema de XML as entidades da XPDL. </text:p>
      <text:p text:style-name="Text_20_body">A Coalizão foi fundada em maio de 1993 com membros originais, incluindo IBM , Hewlett-Packard , Fujitsu, ICL , Staffware e aproximadamente 300 empresas de software e serviços no setor de software empresarial.</text:p>
      <text:p text:style-name="Standard">O WfMC considerou seu trabalho concluído em 2019 e agora está, portanto, dissolvido. A conclusão bem-sucedida de seu trabalho se reflete em várias estruturas, padrões e linguagens no fluxo de trabalho e no espaço de processos de negócios. </text:p>
      <text:p text:style-name="Standard">Os três Rs Roles, Rules and Routes, traduzindo Papéis, Regras e Rotas(Caminhos), são considerados os elementos primários do Sistema Workflow, sendo assim um sistema de Workflow precisa ser montado sobre as definições de quem faz o quê, de que forma e quando, e quais os caminhos que levam e trazem os pacotes de dados e informações que irão compor. </text:p>
      <text:p text:style-name="Standard">O Modelo de refer<text:span text:style-name="T37">ê</text:span>ncia de workflow foi criado a partir da estrutura de uma aplicação genérica, identificando as interfaces que permitem aos produtos interagir aos mais diversos níveis. A interface que envolva o Workflow Enactment Service designa-se por WAPI - Workflow API, e possui formatos de intercâmbio. Esta interface pode ser considerada como um conjunto de pontos por onde os serviços do sistema de workflow podem ser acessados. E que regulam as interações entre o software de Controle de workflow e os restantes componentes do sistem<text:span text:style-name="T37">a.</text:span></text:p>
      <text:p text:style-name="P20">XPDL é uma linguagem baseada em XML para descrever uma definição de processo, desenvolvida pelo WfMC.</text:p>
      <text:p text:style-name="P20">O objetivo do XPDL é armazenar e trocar o diagrama do processo, permitindo que uma ferramenta modele um diagrama do processo, outra leia o diagrama e edite, outra "execute" o modelo do processo em um mecanismo BPM compatível com XPDL e assim por diante. </text:p>
      <text:p text:style-name="P19">Como esse consórcio não existe mais, não foi encontrado um site ativo e oficial, mas sim, um outro site que apresenta documentos antigos lançados pela WfMC : <text:a xlink:type="simple" xlink:href="http://www.aiai.ed.ac.uk/project/wfmc/ARCHIVE/" text:style-name="Internet_20_link" text:visited-style-name="Visited_20_Internet_20_Link">http://www.aiai.ed.ac.uk/project/wfmc/ARCHIVE/</text:a></text:p>
      <text:p text:style-name="P19">http://www.aiai.ed.ac.uk/project/wfm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8T09:01:03.400000000</meta:creation-date>
    <dc:date>2021-11-18T11:37:23.145000000</dc:date>
    <meta:editing-duration>PT9M18S</meta:editing-duration>
    <meta:editing-cycles>3</meta:editing-cycles>
    <meta:generator>LibreOffice/7.1.3.2$Windows_X86_64 LibreOffice_project/47f78053abe362b9384784d31a6e56f8511eb1c1</meta:generator>
    <meta:document-statistic meta:table-count="0" meta:image-count="0" meta:object-count="0" meta:page-count="3" meta:paragraph-count="47" meta:word-count="1287" meta:character-count="8402" meta:non-whitespace-character-count="7146"/>
  </office:meta>
</office:document-meta>
</file>